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8.644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12.958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77cm" svg:height="1.143cm" svg:x="2.016cm" svg:y="1.889cm">
          <draw:text-box>
            <text:p>Emerging a Package</text:p>
          </draw:text-box>
        </draw:frame>
        <draw:custom-shape draw:style-name="gr2" draw:text-style-name="P2" xml:id="id3" draw:id="id3" draw:layer="layout" svg:width="9.144cm" svg:height="1.143cm" svg:x="2.143cm" svg:y="4.81cm">
          <text:p text:style-name="P2">Generated from Emerge class</text:p>
          <draw:enhanced-geometry svg:viewBox="0 0 21600 21600" draw:type="rectangle" draw:enhanced-path="M 0 0 L 21600 0 21600 21600 0 21600 0 0 Z N"/>
        </draw:custom-shape>
        <draw:frame draw:style-name="gr1" draw:text-style-name="P1" xml:id="id4" draw:id="id4" draw:layer="layout" svg:width="5.461cm" svg:height="1.143cm" svg:x="17.764cm" svg:y="7.604cm">
          <draw:text-box>
            <text:p>Order (vector)</text:p>
          </draw:text-box>
        </draw:frame>
        <draw:frame draw:style-name="gr3" draw:text-style-name="P1" xml:id="id2" draw:id="id2" draw:layer="layout" svg:width="2.286cm" svg:height="0.962cm" svg:x="13.446cm" svg:y="2.778cm">
          <draw:text-box>
            <text:p>Ebuild</text:p>
          </draw:text-box>
        </draw:frame>
        <draw:frame draw:style-name="gr3" draw:text-style-name="P1" xml:id="id1" draw:id="id1" draw:layer="layout" svg:width="1.651cm" svg:height="0.962cm" svg:x="13.827cm" svg:y="4.937cm">
          <draw:text-box>
            <text:p>Set</text:p>
          </draw:text-box>
        </draw:frame>
        <draw:connector draw:style-name="gr4" draw:text-style-name="P3" draw:layer="layout" draw:type="curve" svg:x1="15.478cm" svg:y1="5.418cm" svg:x2="15.732cm" svg:y2="3.259cm" draw:start-shape="id1" draw:start-glue-point="1" draw:end-shape="id2" draw:end-glue-point="1" svg:d="M15478 5418c1131 0 1004-2159 254-2159" svg:viewBox="0 0 834 2160">
          <text:p/>
        </draw:connector>
        <draw:connector draw:style-name="gr4" draw:text-style-name="P3" draw:layer="layout" draw:type="curve" svg:x1="13.446cm" svg:y1="3.259cm" svg:x2="13.827cm" svg:y2="5.418cm" draw:start-shape="id2" draw:start-glue-point="3" draw:end-shape="id1" draw:end-glue-point="3" svg:d="M13446 3259c-750 0-940 2159 381 2159" svg:viewBox="0 0 970 2160">
          <text:p/>
        </draw:connector>
        <draw:connector draw:style-name="gr4" draw:text-style-name="P3" draw:layer="layout" draw:type="curve" svg:x1="11.287cm" svg:y1="5.381cm" svg:x2="13.827cm" svg:y2="5.418cm" draw:start-shape="id3" draw:start-glue-point="1" draw:end-shape="id1" draw:end-glue-point="3" svg:d="M11287 5381c1906 0 637 37 2540 37" svg:viewBox="0 0 2541 38">
          <text:p/>
        </draw:connector>
        <draw:connector draw:style-name="gr4" draw:text-style-name="P3" draw:layer="layout" draw:type="curve" svg:x1="15.478cm" svg:y1="5.418cm" svg:x2="17.764cm" svg:y2="8.175cm" draw:start-shape="id1" draw:start-glue-point="1" draw:end-shape="id4" draw:end-glue-point="3" svg:d="M15478 5418c1714 0 572 2757 2286 2757" svg:viewBox="0 0 2287 2758">
          <text:p/>
        </draw:connector>
        <draw:frame draw:style-name="gr5" draw:text-style-name="P5" xml:id="id5" draw:id="id5" draw:layer="layout" svg:width="4.445cm" svg:height="13.403cm" svg:x="28.686cm" svg:y="3.54cm">
          <draw:text-box>
            <text:p text:style-name="P4"><text:span text:style-name="T1">pkg_pretend</text:span></text:p>
            <text:p text:style-name="P4"><text:span text:style-name="T1">pkg_setup</text:span></text:p>
            <text:p text:style-name="P4"><text:span text:style-name="T1">src_unpack</text:span></text:p>
            <text:p text:style-name="P4"><text:span text:style-name="T1">src_prepare</text:span></text:p>
            <text:p text:style-name="P4"><text:span text:style-name="T1">src_configure</text:span></text:p>
            <text:p text:style-name="P4"><text:span text:style-name="T1">src_compile</text:span></text:p>
            <text:p text:style-name="P4"><text:span text:style-name="T1">src_test</text:span></text:p>
            <text:p text:style-name="P4"><text:span text:style-name="T1">src_install</text:span></text:p>
            <text:p text:style-name="P4"><text:span text:style-name="T1">pkg_preinst</text:span></text:p>
            <text:p text:style-name="P4"><text:span text:style-name="T1">pkg_postinst</text:span></text:p>
            <text:p text:style-name="P4"><text:span text:style-name="T1">pkg_prerm</text:span></text:p>
            <text:p text:style-name="P4"><text:span text:style-name="T1">pkg_postrm</text:span></text:p>
          </draw:text-box>
        </draw:frame>
        <draw:connector draw:style-name="gr4" draw:text-style-name="P3" draw:layer="layout" draw:type="curve" svg:x1="23.225cm" svg:y1="8.175cm" svg:x2="28.686cm" svg:y2="10.241cm" draw:start-shape="id4" draw:start-glue-point="1" draw:end-shape="id5" svg:d="M23225 8175c4096 0 1366 2066 5461 2066" svg:viewBox="0 0 5462 2067">
          <text:p/>
        </draw:connector>
        <draw:frame draw:style-name="gr6" draw:text-style-name="P1" xml:id="id6" draw:id="id6" draw:layer="layout" svg:width="2.921cm" svg:height="1.016cm" svg:x="13.192cm" svg:y="9.763cm">
          <draw:text-box>
            <text:p>(DONE)</text:p>
          </draw:text-box>
        </draw:frame>
        <draw:connector draw:style-name="gr4" draw:text-style-name="P3" draw:layer="layout" draw:type="curve" svg:x1="30.908cm" svg:y1="16.943cm" svg:x2="14.652cm" svg:y2="10.779cm" draw:start-shape="id5" draw:start-glue-point="2" draw:end-shape="id6" svg:d="M30908 16943c0 750-16256 3832-16256-6164" svg:viewBox="0 0 16257 7202">
          <text:p/>
        </draw:connector>
        <draw:connector draw:style-name="gr4" draw:text-style-name="P3" draw:layer="layout" draw:type="curve" svg:x1="14.652cm" svg:y1="9.763cm" svg:x2="14.652cm" svg:y2="5.899cm" draw:start-shape="id6" draw:start-glue-point="0" draw:end-shape="id1" draw:end-glue-point="2" svg:d="M14652 9763v-3864" svg:viewBox="0 0 1 38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i Tumbar</meta:initial-creator>
    <meta:creation-date>2015-12-21T19:17:24.869319392</meta:creation-date>
    <dc:date>2015-12-21T21:42:17.425269351</dc:date>
    <dc:creator>Andrei Tumbar</dc:creator>
    <meta:editing-duration>PT2H24M52S</meta:editing-duration>
    <meta:editing-cycles>2</meta:editing-cycles>
    <meta:generator>LibreOffice/5.0.3.2$Linux_X86_64 LibreOffice_project/00m0$Build-2</meta:generator>
    <meta:document-statistic meta:object-count="14"/>
  </office:meta>
</office:document-meta>
</file>